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fo:font-weight="bold" officeooo:rsid="0088042d" officeooo:paragraph-rsid="006ccbfe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8bc09d" officeooo:paragraph-rsid="008bc09d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8bc09d" officeooo:paragraph-rsid="008db9d0" fo:background-color="#ffff00" style:font-weight-asian="bold" style:font-weight-complex="bold"/>
    </style:style>
    <style:style style:name="P5" style:family="paragraph" style:parent-style-name="Standard">
      <style:text-properties fo:font-weight="normal" officeooo:rsid="008db9d0" officeooo:paragraph-rsid="008db9d0" style:font-weight-asian="normal" style:font-weight-complex="normal"/>
    </style:style>
    <style:style style:name="P6" style:family="paragraph" style:parent-style-name="Standard">
      <style:text-properties officeooo:rsid="008bc09d" officeooo:paragraph-rsid="008bc09d"/>
    </style:style>
    <style:style style:name="P7" style:family="paragraph" style:parent-style-name="Standard">
      <style:text-properties officeooo:rsid="008db9d0" officeooo:paragraph-rsid="008db9d0"/>
    </style:style>
    <style:style style:name="T1" style:family="text">
      <style:text-properties officeooo:rsid="008bc09d"/>
    </style:style>
    <style:style style:name="T2" style:family="text">
      <style:text-properties officeooo:rsid="008db9d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Д</text:span>ан массив целых чисел и значение <text:span text:style-name="T1">targetDiff.<text:line-break/>Н</text:span>айдите сколько уникальных пар чисел даёт разность по модулю:</text:p>
      <text:p text:style-name="P3">| num[ i ] - num[j]| = targetDiff</text:p>
      <text:p text:style-name="P3"/>
      <text:p text:style-name="Standard">example</text:p>
      <text:p text:style-name="P6">input: nums = [3, 1, 4, 1, 5], targetDiff = 2</text:p>
      <text:p text:style-name="P6"/>
      <text:p text:style-name="P6">output: 2 т.к. єто пари: [3, 1] and [3, 5], и еще одна пара [3, 1] не подходит, т.к. она не уникальная</text:p>
      <text:p text:style-name="P6"/>
      <text:p text:style-name="P7">ИДЕЯ:<text:line-break/>искать не разницу елементов а равность + дифф</text:p>
      <text:p text:style-name="P4">| num[ i ] - num[j]| = targetDiff<text:tab/><text:span text:style-name="T2">тоже самое что<text:tab/></text:span>num[ i ] <text:s/><text:span text:style-name="T2">+ </text:span>targetDiff <text:span text:style-name="T2">= </text:span>num[j]|</text:p>
      <text:p text:style-name="P4"/>
      <text:p text:style-name="P2">Решение</text:p>
      <text:p text:style-name="P5">1) создать хештаблицу где ключ елемент а значение где последний раз видели в массиве</text:p>
      <text:p text:style-name="P5">2) бежим по входящему массиву и смотрим по условию если есть в хештаблице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4-01-09T16:24:42.355854355</dc:date>
    <meta:editing-duration>P5DT9H34M4S</meta:editing-duration>
    <meta:editing-cycles>50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13" meta:character-count="590" meta:non-whitespace-character-count="486"/>
  </office:meta>
</office:document-meta>
</file>